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37.99mm"/>
    </style:style>
    <style:style style:name="co3" style:family="table-column">
      <style:table-column-properties fo:break-before="auto" style:column-width="10mm"/>
    </style:style>
    <style:style style:name="co4" style:family="table-column">
      <style:table-column-properties fo:break-before="auto" style:column-width="11.99mm"/>
    </style:style>
    <style:style style:name="co5" style:family="table-column">
      <style:table-column-properties fo:break-before="auto" style:column-width="14.01mm"/>
    </style:style>
    <style:style style:name="co6" style:family="table-column">
      <style:table-column-properties fo:break-before="auto" style:column-width="27.99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3" style:family="table-cell" style:parent-style-name="Default">
      <style:table-cell-properties fo:background-color="#7f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4" style:family="table-cell" style:parent-style-name="Default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5" style:family="table-cell" style:parent-style-name="Default">
      <style:table-cell-properties fo:background-color="#bf80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mm"/>
      <style:text-properties style:font-name="Utopia" fo:font-size="5pt" style:font-size-asian="5pt" style:font-size-complex="5pt"/>
    </style:style>
    <style:style style:name="ce6" style:family="table-cell" style:parent-style-name="Default">
      <style:table-cell-properties fo:background-color="#bf80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style:font-size-asian="8pt" style:font-size-complex="8pt"/>
    </style:style>
    <style:style style:name="ce7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808080" style:font-name="Utopia2" fo:font-size="9pt" style:font-size-asian="9pt" style:font-size-complex="9pt"/>
    </style:style>
    <style:style style:name="ce8" style:family="table-cell" style:parent-style-name="Default">
      <style:table-cell-properties style:cell-protect="protected" style:print-content="true" style:vertical-align="middle"/>
      <style:text-properties style:font-name="Utopia" fo:font-size="8pt" style:font-size-asian="8pt" style:font-size-complex="8pt"/>
    </style:style>
    <style:style style:name="ce9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20_4">
      <style:table-cell-properties fo:background-color="#bf80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vertical-align="middle"/>
      <style:text-properties style:font-name="Utopia" fo:font-size="12pt" style:font-size-asian="12pt" style:font-size-complex="12pt"/>
    </style:style>
    <style:style style:name="ce13" style:family="table-cell" style:parent-style-name="Default">
      <style:table-cell-properties style:cell-protect="protected" style:print-content="true" fo:background-color="transparent" style:vertical-align="middle"/>
      <style:text-properties style:font-name="Utopia" fo:font-size="8pt" style:font-size-asian="8pt" style:font-size-complex="8pt"/>
    </style:style>
    <style:style style:name="ce1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Normal_20_4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6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Normal_20_4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Normal_20_4">
      <style:table-cell-properties fo:background-color="#cccccc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2pt" style:font-size-asian="12pt" style:font-size-complex="12pt"/>
    </style:style>
    <style:style style:name="ce27" style:family="table-cell" style:parent-style-name="Normal_20_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Normal_20_4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29" style:family="table-cell" style:parent-style-name="Normal_20_4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topi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31" style:family="table-cell" style:parent-style-name="Default">
      <style:table-cell-properties fo:background-color="#ffffff" style:cell-protect="protected" style:print-content="true" style:vertical-align="middle"/>
      <style:text-properties style:font-name="Utopia" fo:font-size="8pt" style:font-size-asian="8pt" style:font-size-complex="8pt"/>
    </style:style>
    <style:style style:name="ce3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3" style:family="table-cell" style:parent-style-name="Normal_20_4" style:data-style-name="N2">
      <style:table-cell-properties fo:background-color="#7f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4" style:family="table-cell" style:parent-style-name="Normal_20_4" style:data-style-name="N2">
      <style:table-cell-properties fo:background-color="#bf80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Normal_20_4" style:data-style-name="N2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6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2">
      <style:table-cell-properties fo:background-color="#7fff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 style:data-style-name="N2">
      <style:table-cell-properties fo:background-color="#bf80ff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Utopia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40" style:family="table-cell" style:parent-style-name="Default" style:data-style-name="N2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lt;=[.S3]" style:apply-style-name="ADMIS" style:base-cell-address="'Barres-Coeffs'.R3"/>
    </style:style>
    <style:style style:name="ce4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style:font-name="Utopia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  <style:map style:condition="cell-content()&gt;=[.R3]" style:apply-style-name="ADMIS" style:base-cell-address="'Barres-Coeffs'.S3"/>
    </style:style>
    <style:style style:name="ce4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color="#666666" style:font-name="Utopia" fo:font-size="8pt" style:font-size-asian="8pt" style:font-size-complex="8pt"/>
    </style:style>
    <style:style style:name="ce44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end" fo:margin-left="0mm"/>
      <style:text-properties fo:color="#ffffff" style:font-name="Utopia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8pt" style:font-size-asian="8pt" style:font-size-complex="8pt"/>
    </style:style>
    <style:style style:name="ce46" style:family="table-cell" style:parent-style-name="Default">
      <style:table-cell-properties fo:background-color="#7f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bf80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Normal_20_4">
      <style:table-cell-properties fo:background-color="#bf80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Utopia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end" fo:margin-left="0mm"/>
      <style:text-properties style:font-name="Utopia" fo:font-size="12pt" style:font-size-asian="12pt" style:font-size-complex="12pt"/>
    </style:style>
    <style:style style:name="ce50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Utopia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topia" fo:font-size="12pt" style:font-size-asian="12pt" style:font-size-complex="12pt"/>
    </style:style>
    <style:style style:name="ce5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Utopi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Utopi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vertical-align="middle"/>
      <style:text-properties style:font-name="Utopia" fo:font-size="10pt" style:font-size-asian="10pt" style:font-size-complex="10pt"/>
    </style:style>
    <style:style style:name="ce55" style:family="table-cell" style:parent-style-name="Default">
      <style:table-cell-properties style:vertical-align="middle"/>
      <style:text-properties style:font-name="Utopia" fo:font-size="8pt" style:font-size-asian="8pt" style:font-size-complex="8pt"/>
    </style:style>
    <style:style style:name="ce56" style:family="table-cell" style:parent-style-name="Default">
      <style:table-cell-properties style:vertical-align="middle"/>
      <style:text-properties style:font-name="Utopia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Barres-Coeffs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13"/>
        <table:table-column table:style-name="co4" table:number-columns-repeated="8" table:default-cell-style-name="ce8"/>
        <table:table-column table:style-name="co3" table:default-cell-style-name="ce8"/>
        <table:table-column table:style-name="co5" table:number-columns-repeated="4" table:default-cell-style-name="ce8"/>
        <table:table-column table:style-name="co3" table:default-cell-style-name="ce8"/>
        <table:table-column table:style-name="co5" table:number-columns-repeated="2" table:default-cell-style-name="ce8"/>
        <table:table-column table:style-name="co6" table:default-cell-style-name="ce8"/>
        <table:table-column table:style-name="co5" table:default-cell-style-name="ce13"/>
        <table:table-column table:style-name="co2" table:default-cell-style-name="ce45"/>
        <table:table-column table:style-name="co1" table:default-cell-style-name="ce2"/>
        <table:table-column table:style-name="co5" table:number-columns-repeated="999" table:default-cell-style-name="ce8"/>
        <table:table-column table:style-name="co5" table:number-columns-repeated="2" table:default-cell-style-name="ce55"/>
        <table:table-row table:style-name="ro1">
          <table:table-cell table:style-name="ce1" office:value-type="string" calcext:value-type="string" table:number-columns-spanned="3" table:number-rows-spanned="1">
            <text:p>Entrez vos notes ici →</text:p>
          </table:table-cell>
          <table:covered-table-cell table:number-columns-repeated="2" table:style-name="ce1"/>
          <table:table-cell table:style-name="ce16" table:number-columns-repeated="7"/>
          <table:table-cell table:style-name="ce27"/>
          <table:table-cell table:style-name="ce30"/>
          <table:table-cell table:style-name="ce16" table:number-columns-spanned="2" table:number-rows-spanned="1"/>
          <table:covered-table-cell table:style-name="ce1"/>
          <table:table-cell table:style-name="ce36" office:value-type="string" calcext:value-type="string" table:number-columns-spanned="8" table:number-rows-spanned="1">
            <text:p>← Choix des barres (par défaut, la moyenne) <text:span text:style-name="T1">[Options : 2017 – 2018 – 2019]</text:span></text:p>
          </table:table-cell>
          <table:covered-table-cell table:style-name="ce1"/>
          <table:covered-table-cell table:style-name="ce39"/>
          <table:covered-table-cell table:number-columns-repeated="3" table:style-name="ce36"/>
          <table:covered-table-cell table:style-name="ce1"/>
          <table:covered-table-cell table:style-name="ce44"/>
          <table:table-cell table:style-name="ce50"/>
          <table:table-cell table:style-name="ce52" table:number-columns-repeated="3"/>
          <table:table-cell table:style-name="ce53"/>
          <table:table-cell table:style-name="ce50" table:number-columns-repeated="995"/>
          <table:table-cell table:style-name="ce54" table:number-columns-repeated="2"/>
        </table:table-row>
        <table:table-row table:style-name="ro1">
          <table:table-cell table:number-columns-repeated="3"/>
          <table:table-cell table:style-name="ce17" office:value-type="string" calcext:value-type="string">
            <text:p>PHILO</text:p>
          </table:table-cell>
          <table:table-cell table:style-name="ce17" office:value-type="string" calcext:value-type="string">
            <text:p>LET.</text:p>
          </table:table-cell>
          <table:table-cell table:style-name="ce17" office:value-type="string" calcext:value-type="string">
            <text:p>MANA</text:p>
          </table:table-cell>
          <table:table-cell table:style-name="ce17" office:value-type="string" calcext:value-type="string">
            <text:p>MATHS</text:p>
          </table:table-cell>
          <table:table-cell table:style-name="ce17" office:value-type="string" calcext:value-type="string">
            <text:p>E.D.</text:p>
          </table:table-cell>
          <table:table-cell table:style-name="ce17" office:value-type="string" calcext:value-type="string">
            <text:p>LV1</text:p>
          </table:table-cell>
          <table:table-cell table:style-name="ce17" office:value-type="string" calcext:value-type="string">
            <text:p>LV2</text:p>
          </table:table-cell>
          <table:table-cell table:number-columns-repeated="2"/>
          <table:table-cell table:style-name="ce32" office:value-type="float" office:value="2017" calcext:value-type="float">
            <text:p>2017</text:p>
          </table:table-cell>
          <table:table-cell table:style-name="ce32" office:value-type="float" office:value="2018" calcext:value-type="float">
            <text:p>2018</text:p>
          </table:table-cell>
          <table:table-cell table:style-name="ce32" office:value-type="float" office:value="2019" calcext:value-type="float">
            <text:p>2019</text:p>
          </table:table-cell>
          <table:table-cell table:style-name="ce32" office:value-type="string" calcext:value-type="string">
            <text:p>Moyenne</text:p>
          </table:table-cell>
          <table:table-cell/>
          <table:table-cell table:style-name="ce32" office:value-type="string" calcext:value-type="string">
            <text:p>Barre</text:p>
          </table:table-cell>
          <table:table-cell table:style-name="ce32" office:value-type="string" calcext:value-type="string">
            <text:p>Moyenne</text:p>
          </table:table-cell>
          <table:table-cell table:style-name="ce32" office:value-type="string" calcext:value-type="string">
            <text:p>Résultat</text:p>
          </table:table-cell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20">
            <text:p>BCE</text:p>
          </table:table-cell>
          <table:table-cell table:style-name="ce9" office:value-type="string" calcext:value-type="string">
            <text:p>AUDENCIA BS</text:p>
          </table:table-cell>
          <table:table-cell table:style-name="ce14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3:.J3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1.5" calcext:value-type="float">
            <text:p>11,50</text:p>
          </table:table-cell>
          <table:table-cell table:style-name="ce33" office:value-type="float" office:value="11.51" calcext:value-type="float">
            <text:p>11,51</text:p>
          </table:table-cell>
          <table:table-cell table:style-name="ce33" office:value-type="float" office:value="11.45" calcext:value-type="float">
            <text:p>11,45</text:p>
          </table:table-cell>
          <table:table-cell table:style-name="ce37" table:formula="of:=AVERAGE([.M3:.O3])" office:value-type="float" office:value="11.4866666666667" calcext:value-type="float">
            <text:p>11,49</text:p>
          </table:table-cell>
          <table:table-cell table:style-name="ce31"/>
          <table:table-cell table:style-name="ce40" table:formula="of:=IF([.$M$1]=2017;[.M3];IF([.$M$1]=2018;[.$N3];IF([.$M$1]=2019;[.$O3];[.$P3])))" office:value-type="float" office:value="11.4866666666667" calcext:value-type="float">
            <text:p>11,49</text:p>
          </table:table-cell>
          <table:table-cell table:style-name="ce42" table:formula="of:=([.D$1]*[.D3]+[.E$1]*[.E3]+[.F$1]*[.F3]+[.G$1]*[.G3]+[.H$1]*[.H3]+[.I$1]*[.I3]+[.J$1]*[.J3])/[.K3]" office:value-type="float" office:value="0" calcext:value-type="float">
            <text:p>0</text:p>
          </table:table-cell>
          <table:table-cell table:style-name="ce43" table:formula="of:=IF([.S3]&gt;=[.R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AUDENCIA BS</text:p>
          </table:table-cell>
          <table:table-cell table:style-name="ce3" office:value-type="string" calcext:value-type="string" table:number-columns-spanned="1" table:number-rows-spanned="20">
            <text:p>BCE</text:p>
          </table:table-cell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BREST BS</text:p>
          </table:table-cell>
          <table:table-cell table:style-name="ce14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3"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4:.J4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7.25" calcext:value-type="float">
            <text:p>7,25</text:p>
          </table:table-cell>
          <table:table-cell table:style-name="ce33" office:value-type="float" office:value="6" calcext:value-type="float">
            <text:p>6,00</text:p>
          </table:table-cell>
          <table:table-cell table:style-name="ce33" office:value-type="float" office:value="5" calcext:value-type="float">
            <text:p>5,00</text:p>
          </table:table-cell>
          <table:table-cell table:style-name="ce37" table:formula="of:=AVERAGE([.M4:.O4])" office:value-type="float" office:value="6.08333333333333" calcext:value-type="float">
            <text:p>6,08</text:p>
          </table:table-cell>
          <table:table-cell table:style-name="ce31"/>
          <table:table-cell table:style-name="ce40" table:formula="of:=IF([.$M$1]=2017;[.M4];IF([.$M$1]=2018;[.$N4];IF([.$M$1]=2019;[.$O4];[.$P4])))" office:value-type="float" office:value="6.08333333333333" calcext:value-type="float">
            <text:p>6,08</text:p>
          </table:table-cell>
          <table:table-cell table:style-name="ce42" table:formula="of:=([.D$1]*[.D4]+[.E$1]*[.E4]+[.F$1]*[.F4]+[.G$1]*[.G4]+[.H$1]*[.H4]+[.I$1]*[.I4]+[.J$1]*[.J4])/[.K4]" office:value-type="float" office:value="0" calcext:value-type="float">
            <text:p>0</text:p>
          </table:table-cell>
          <table:table-cell table:style-name="ce43" table:formula="of:=IF([.S4]&gt;=[.R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BREST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BURGUNDY SB</text:p>
          </table:table-cell>
          <table:table-cell table:style-name="ce14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8" table:formula="of:=SUM([.D5:.J5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7.3" calcext:value-type="float">
            <text:p>7,30</text:p>
          </table:table-cell>
          <table:table-cell table:style-name="ce33" office:value-type="float" office:value="7.33" calcext:value-type="float">
            <text:p>7,33</text:p>
          </table:table-cell>
          <table:table-cell table:style-name="ce33" office:value-type="float" office:value="7.6" calcext:value-type="float">
            <text:p>7,60</text:p>
          </table:table-cell>
          <table:table-cell table:style-name="ce37" table:formula="of:=AVERAGE([.M5:.O5])" office:value-type="float" office:value="7.41" calcext:value-type="float">
            <text:p>7,41</text:p>
          </table:table-cell>
          <table:table-cell table:style-name="ce31"/>
          <table:table-cell table:style-name="ce40" table:formula="of:=IF([.$M$1]=2017;[.M5];IF([.$M$1]=2018;[.$N5];IF([.$M$1]=2019;[.$O5];[.$P5])))" office:value-type="float" office:value="7.41" calcext:value-type="float">
            <text:p>7,41</text:p>
          </table:table-cell>
          <table:table-cell table:style-name="ce42" table:formula="of:=([.D$1]*[.D5]+[.E$1]*[.E5]+[.F$1]*[.F5]+[.G$1]*[.G5]+[.H$1]*[.H5]+[.I$1]*[.I5]+[.J$1]*[.J5])/[.K5]" office:value-type="float" office:value="0" calcext:value-type="float">
            <text:p>0</text:p>
          </table:table-cell>
          <table:table-cell table:style-name="ce43" table:formula="of:=IF([.S5]&gt;=[.R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BURGUNDY SB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DHEC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6:.J6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2.35" calcext:value-type="float">
            <text:p>12,35</text:p>
          </table:table-cell>
          <table:table-cell table:style-name="ce33" office:value-type="float" office:value="12.37" calcext:value-type="float">
            <text:p>12,37</text:p>
          </table:table-cell>
          <table:table-cell table:style-name="ce33" office:value-type="float" office:value="12.36" calcext:value-type="float">
            <text:p>12,36</text:p>
          </table:table-cell>
          <table:table-cell table:style-name="ce37" table:formula="of:=AVERAGE([.M6:.O6])" office:value-type="float" office:value="12.36" calcext:value-type="float">
            <text:p>12,36</text:p>
          </table:table-cell>
          <table:table-cell table:style-name="ce31"/>
          <table:table-cell table:style-name="ce40" table:formula="of:=IF([.$M$1]=2017;[.M6];IF([.$M$1]=2018;[.$N6];IF([.$M$1]=2019;[.$O6];[.$P6])))" office:value-type="float" office:value="12.36" calcext:value-type="float">
            <text:p>12,36</text:p>
          </table:table-cell>
          <table:table-cell table:style-name="ce42" table:formula="of:=([.D$1]*[.D6]+[.E$1]*[.E6]+[.F$1]*[.F6]+[.G$1]*[.G6]+[.H$1]*[.H6]+[.I$1]*[.I6]+[.J$1]*[.J6])/[.K6]" office:value-type="float" office:value="0" calcext:value-type="float">
            <text:p>0</text:p>
          </table:table-cell>
          <table:table-cell table:style-name="ce43" table:formula="of:=IF([.S6]&gt;=[.R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EDHEC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M NORMANDIE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8" table:formula="of:=SUM([.D7:.J7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7.03" calcext:value-type="float">
            <text:p>7,03</text:p>
          </table:table-cell>
          <table:table-cell table:number-columns-repeated="2" table:style-name="ce33" office:value-type="float" office:value="7" calcext:value-type="float">
            <text:p>7,00</text:p>
          </table:table-cell>
          <table:table-cell table:style-name="ce37" table:formula="of:=AVERAGE([.M7:.O7])" office:value-type="float" office:value="7.01" calcext:value-type="float">
            <text:p>7,01</text:p>
          </table:table-cell>
          <table:table-cell table:style-name="ce31"/>
          <table:table-cell table:style-name="ce40" table:formula="of:=IF([.$M$1]=2017;[.M7];IF([.$M$1]=2018;[.$N7];IF([.$M$1]=2019;[.$O7];[.$P7])))" office:value-type="float" office:value="7.01" calcext:value-type="float">
            <text:p>7,01</text:p>
          </table:table-cell>
          <table:table-cell table:style-name="ce42" table:formula="of:=([.D$1]*[.D7]+[.E$1]*[.E7]+[.F$1]*[.F7]+[.G$1]*[.G7]+[.H$1]*[.H7]+[.I$1]*[.I7]+[.J$1]*[.J7])/[.K7]" office:value-type="float" office:value="0" calcext:value-type="float">
            <text:p>0</text:p>
          </table:table-cell>
          <table:table-cell table:style-name="ce43" table:formula="of:=IF([.S7]&gt;=[.R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EM NORMANDIE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M LYON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8" table:formula="of:=SUM([.D8:.J8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2.51" calcext:value-type="float">
            <text:p>12,51</text:p>
          </table:table-cell>
          <table:table-cell table:style-name="ce33" office:value-type="float" office:value="12.52" calcext:value-type="float">
            <text:p>12,52</text:p>
          </table:table-cell>
          <table:table-cell table:style-name="ce33" office:value-type="float" office:value="12.65" calcext:value-type="float">
            <text:p>12,65</text:p>
          </table:table-cell>
          <table:table-cell table:style-name="ce37" table:formula="of:=AVERAGE([.M8:.O8])" office:value-type="float" office:value="12.56" calcext:value-type="float">
            <text:p>12,56</text:p>
          </table:table-cell>
          <table:table-cell table:style-name="ce31"/>
          <table:table-cell table:style-name="ce40" table:formula="of:=IF([.$M$1]=2017;[.M8];IF([.$M$1]=2018;[.$N8];IF([.$M$1]=2019;[.$O8];[.$P8])))" office:value-type="float" office:value="12.56" calcext:value-type="float">
            <text:p>12,56</text:p>
          </table:table-cell>
          <table:table-cell table:style-name="ce42" table:formula="of:=([.D$1]*[.D8]+[.E$1]*[.E8]+[.F$1]*[.F8]+[.G$1]*[.G8]+[.H$1]*[.H8]+[.I$1]*[.I8]+[.J$1]*[.J8])/[.K8]" office:value-type="float" office:value="0" calcext:value-type="float">
            <text:p>0</text:p>
          </table:table-cell>
          <table:table-cell table:style-name="ce43" table:formula="of:=IF([.S8]&gt;=[.R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EM LYON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SC CLERMONT BS</text:p>
          </table:table-cell>
          <table:table-cell table:style-name="ce14"/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9:.J9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6" calcext:value-type="float">
            <text:p>6,00</text:p>
          </table:table-cell>
          <table:table-cell table:style-name="ce33" office:value-type="float" office:value="5.7" calcext:value-type="float">
            <text:p>5,70</text:p>
          </table:table-cell>
          <table:table-cell table:style-name="ce37" table:formula="of:=AVERAGE([.M9:.O9])" office:value-type="float" office:value="5.9" calcext:value-type="float">
            <text:p>5,90</text:p>
          </table:table-cell>
          <table:table-cell table:style-name="ce31"/>
          <table:table-cell table:style-name="ce40" table:formula="of:=IF([.$M$1]=2017;[.M9];IF([.$M$1]=2018;[.$N9];IF([.$M$1]=2019;[.$O9];[.$P9])))" office:value-type="float" office:value="5.9" calcext:value-type="float">
            <text:p>5,90</text:p>
          </table:table-cell>
          <table:table-cell table:style-name="ce42" table:formula="of:=([.D$1]*[.D9]+[.E$1]*[.E9]+[.F$1]*[.F9]+[.G$1]*[.G9]+[.H$1]*[.H9]+[.I$1]*[.I9]+[.J$1]*[.J9])/[.K9]" office:value-type="float" office:value="0" calcext:value-type="float">
            <text:p>0</text:p>
          </table:table-cell>
          <table:table-cell table:style-name="ce43" table:formula="of:=IF([.S9]&gt;=[.R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ESC CLERMONT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SCP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0:.J10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13.01" calcext:value-type="float">
            <text:p>13,01</text:p>
          </table:table-cell>
          <table:table-cell table:style-name="ce33" office:value-type="float" office:value="13.07" calcext:value-type="float">
            <text:p>13,07</text:p>
          </table:table-cell>
          <table:table-cell table:style-name="ce37" table:formula="of:=AVERAGE([.M10:.O10])" office:value-type="float" office:value="13.03" calcext:value-type="float">
            <text:p>13,03</text:p>
          </table:table-cell>
          <table:table-cell table:style-name="ce31"/>
          <table:table-cell table:style-name="ce40" table:formula="of:=IF([.$M$1]=2017;[.M10];IF([.$M$1]=2018;[.$N10];IF([.$M$1]=2019;[.$O10];[.$P10])))" office:value-type="float" office:value="13.03" calcext:value-type="float">
            <text:p>13,03</text:p>
          </table:table-cell>
          <table:table-cell table:style-name="ce42" table:formula="of:=([.D$1]*[.D10]+[.E$1]*[.E10]+[.F$1]*[.F10]+[.G$1]*[.G10]+[.H$1]*[.H10]+[.I$1]*[.I10]+[.J$1]*[.J10])/[.K10]" office:value-type="float" office:value="0" calcext:value-type="float">
            <text:p>0</text:p>
          </table:table-cell>
          <table:table-cell table:style-name="ce43" table:formula="of:=IF([.S10]&gt;=[.R1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ESCP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SSEC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1:.J11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3.15" calcext:value-type="float">
            <text:p>13,15</text:p>
          </table:table-cell>
          <table:table-cell table:style-name="ce33" office:value-type="float" office:value="13.27" calcext:value-type="float">
            <text:p>13,27</text:p>
          </table:table-cell>
          <table:table-cell table:style-name="ce33" office:value-type="float" office:value="13.58" calcext:value-type="float">
            <text:p>13,58</text:p>
          </table:table-cell>
          <table:table-cell table:style-name="ce37" table:formula="of:=AVERAGE([.M11:.O11])" office:value-type="float" office:value="13.3333333333333" calcext:value-type="float">
            <text:p>13,33</text:p>
          </table:table-cell>
          <table:table-cell table:style-name="ce31"/>
          <table:table-cell table:style-name="ce40" table:formula="of:=IF([.$M$1]=2017;[.M11];IF([.$M$1]=2018;[.$N11];IF([.$M$1]=2019;[.$O11];[.$P11])))" office:value-type="float" office:value="13.3333333333333" calcext:value-type="float">
            <text:p>13,33</text:p>
          </table:table-cell>
          <table:table-cell table:style-name="ce42" table:formula="of:=([.D$1]*[.D11]+[.E$1]*[.E11]+[.F$1]*[.F11]+[.G$1]*[.G11]+[.H$1]*[.H11]+[.I$1]*[.I11]+[.J$1]*[.J11])/[.K11]" office:value-type="float" office:value="0" calcext:value-type="float">
            <text:p>0</text:p>
          </table:table-cell>
          <table:table-cell table:style-name="ce43" table:formula="of:=IF([.S11]&gt;=[.R1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ESSEC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EXCELIA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2:.J12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7.25" calcext:value-type="float">
            <text:p>7,25</text:p>
          </table:table-cell>
          <table:table-cell table:style-name="ce33" office:value-type="float" office:value="7.15" calcext:value-type="float">
            <text:p>7,15</text:p>
          </table:table-cell>
          <table:table-cell table:style-name="ce33" office:value-type="float" office:value="7.2" calcext:value-type="float">
            <text:p>7,20</text:p>
          </table:table-cell>
          <table:table-cell table:style-name="ce37" table:formula="of:=AVERAGE([.M12:.O12])" office:value-type="float" office:value="7.2" calcext:value-type="float">
            <text:p>7,20</text:p>
          </table:table-cell>
          <table:table-cell table:style-name="ce31"/>
          <table:table-cell table:style-name="ce40" table:formula="of:=IF([.$M$1]=2017;[.M12];IF([.$M$1]=2018;[.$N12];IF([.$M$1]=2019;[.$O12];[.$P12])))" office:value-type="float" office:value="7.2" calcext:value-type="float">
            <text:p>7,20</text:p>
          </table:table-cell>
          <table:table-cell table:style-name="ce42" table:formula="of:=([.D$1]*[.D12]+[.E$1]*[.E12]+[.F$1]*[.F12]+[.G$1]*[.G12]+[.H$1]*[.H12]+[.I$1]*[.I12]+[.J$1]*[.J12])/[.K12]" office:value-type="float" office:value="0" calcext:value-type="float">
            <text:p>0</text:p>
          </table:table-cell>
          <table:table-cell table:style-name="ce43" table:formula="of:=IF([.S12]&gt;=[.R1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EXCELIA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GRENOBLE EM</text:p>
          </table:table-cell>
          <table:table-cell table:style-name="ce14"/>
          <table:table-cell table:number-columns-repeated="2" table:style-name="ce18" office:value-type="float" office:value="2" calcext:value-type="float">
            <text:p>2</text:p>
          </table:table-cell>
          <table:table-cell table:number-columns-repeated="2"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8" table:formula="of:=SUM([.D13:.J13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11.5" calcext:value-type="float">
            <text:p>11,50</text:p>
          </table:table-cell>
          <table:table-cell table:style-name="ce33" office:value-type="float" office:value="10.9" calcext:value-type="float">
            <text:p>10,90</text:p>
          </table:table-cell>
          <table:table-cell table:style-name="ce37" table:formula="of:=AVERAGE([.M13:.O13])" office:value-type="float" office:value="11.3" calcext:value-type="float">
            <text:p>11,30</text:p>
          </table:table-cell>
          <table:table-cell table:style-name="ce31"/>
          <table:table-cell table:style-name="ce40" table:formula="of:=IF([.$M$1]=2017;[.M13];IF([.$M$1]=2018;[.$N13];IF([.$M$1]=2019;[.$O13];[.$P13])))" office:value-type="float" office:value="11.3" calcext:value-type="float">
            <text:p>11,30</text:p>
          </table:table-cell>
          <table:table-cell table:style-name="ce42" table:formula="of:=([.D$1]*[.D13]+[.E$1]*[.E13]+[.F$1]*[.F13]+[.G$1]*[.G13]+[.H$1]*[.H13]+[.I$1]*[.I13]+[.J$1]*[.J13])/[.K13]" office:value-type="float" office:value="0" calcext:value-type="float">
            <text:p>0</text:p>
          </table:table-cell>
          <table:table-cell table:style-name="ce43" table:formula="of:=IF([.S13]&gt;=[.R1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GRENOBLE EM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HEC Pari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4:.J14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4.05" calcext:value-type="float">
            <text:p>14,05</text:p>
          </table:table-cell>
          <table:table-cell table:style-name="ce33" office:value-type="float" office:value="13.98" calcext:value-type="float">
            <text:p>13,98</text:p>
          </table:table-cell>
          <table:table-cell table:style-name="ce33" office:value-type="float" office:value="14.08" calcext:value-type="float">
            <text:p>14,08</text:p>
          </table:table-cell>
          <table:table-cell table:style-name="ce37" table:formula="of:=AVERAGE([.M14:.O14])" office:value-type="float" office:value="14.0366666666667" calcext:value-type="float">
            <text:p>14,04</text:p>
          </table:table-cell>
          <table:table-cell table:style-name="ce31"/>
          <table:table-cell table:style-name="ce40" table:formula="of:=IF([.$M$1]=2017;[.M14];IF([.$M$1]=2018;[.$N14];IF([.$M$1]=2019;[.$O14];[.$P14])))" office:value-type="float" office:value="14.0366666666667" calcext:value-type="float">
            <text:p>14,04</text:p>
          </table:table-cell>
          <table:table-cell table:style-name="ce42" table:formula="of:=([.D$1]*[.D14]+[.E$1]*[.E14]+[.F$1]*[.F14]+[.G$1]*[.G14]+[.H$1]*[.H14]+[.I$1]*[.I14]+[.J$1]*[.J14])/[.K14]" office:value-type="float" office:value="0" calcext:value-type="float">
            <text:p>0</text:p>
          </table:table-cell>
          <table:table-cell table:style-name="ce43" table:formula="of:=IF([.S14]&gt;=[.R1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HEC Pari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IC NANCY BS</text:p>
          </table:table-cell>
          <table:table-cell table:style-name="ce14"/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5:.J15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6" calcext:value-type="float">
            <text:p>6,00</text:p>
          </table:table-cell>
          <table:table-cell table:style-name="ce33" office:value-type="float" office:value="5" calcext:value-type="float">
            <text:p>5,00</text:p>
          </table:table-cell>
          <table:table-cell table:style-name="ce37" table:formula="of:=AVERAGE([.M15:.O15])" office:value-type="float" office:value="5.66666666666667" calcext:value-type="float">
            <text:p>5,67</text:p>
          </table:table-cell>
          <table:table-cell table:style-name="ce31"/>
          <table:table-cell table:style-name="ce40" table:formula="of:=IF([.$M$1]=2017;[.M15];IF([.$M$1]=2018;[.$N15];IF([.$M$1]=2019;[.$O15];[.$P15])))" office:value-type="float" office:value="5.66666666666667" calcext:value-type="float">
            <text:p>5,67</text:p>
          </table:table-cell>
          <table:table-cell table:style-name="ce42" table:formula="of:=([.D$1]*[.D15]+[.E$1]*[.E15]+[.F$1]*[.F15]+[.G$1]*[.G15]+[.H$1]*[.H15]+[.I$1]*[.I15]+[.J$1]*[.J15])/[.K15]" office:value-type="float" office:value="0" calcext:value-type="float">
            <text:p>0</text:p>
          </table:table-cell>
          <table:table-cell table:style-name="ce43" table:formula="of:=IF([.S15]&gt;=[.R1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IC NANCY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INSEEC GE</text:p>
          </table:table-cell>
          <table:table-cell table:style-name="ce14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6:.J16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6.5" calcext:value-type="float">
            <text:p>6,50</text:p>
          </table:table-cell>
          <table:table-cell table:style-name="ce33" office:value-type="float" office:value="6.6" calcext:value-type="float">
            <text:p>6,60</text:p>
          </table:table-cell>
          <table:table-cell table:style-name="ce33" office:value-type="float" office:value="6.7" calcext:value-type="float">
            <text:p>6,70</text:p>
          </table:table-cell>
          <table:table-cell table:style-name="ce37" table:formula="of:=AVERAGE([.M16:.O16])" office:value-type="float" office:value="6.6" calcext:value-type="float">
            <text:p>6,60</text:p>
          </table:table-cell>
          <table:table-cell table:style-name="ce31"/>
          <table:table-cell table:style-name="ce40" table:formula="of:=IF([.$M$1]=2017;[.M16];IF([.$M$1]=2018;[.$N16];IF([.$M$1]=2019;[.$O16];[.$P16])))" office:value-type="float" office:value="6.6" calcext:value-type="float">
            <text:p>6,60</text:p>
          </table:table-cell>
          <table:table-cell table:style-name="ce42" table:formula="of:=([.D$1]*[.D16]+[.E$1]*[.E16]+[.F$1]*[.F16]+[.G$1]*[.G16]+[.H$1]*[.H16]+[.I$1]*[.I16]+[.J$1]*[.J16])/[.K16]" office:value-type="float" office:value="0" calcext:value-type="float">
            <text:p>0</text:p>
          </table:table-cell>
          <table:table-cell table:style-name="ce43" table:formula="of:=IF([.S16]&gt;=[.R1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INSEEC GE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IM TÉLÉCOM BS</text:p>
          </table:table-cell>
          <table:table-cell table:style-name="ce1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2"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28" table:formula="of:=SUM([.D17:.J17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8.5" calcext:value-type="float">
            <text:p>8,50</text:p>
          </table:table-cell>
          <table:table-cell table:style-name="ce33" office:value-type="float" office:value="7.8" calcext:value-type="float">
            <text:p>7,80</text:p>
          </table:table-cell>
          <table:table-cell table:style-name="ce33" office:value-type="float" office:value="7.1" calcext:value-type="float">
            <text:p>7,10</text:p>
          </table:table-cell>
          <table:table-cell table:style-name="ce37" table:formula="of:=AVERAGE([.M17:.O17])" office:value-type="float" office:value="7.8" calcext:value-type="float">
            <text:p>7,80</text:p>
          </table:table-cell>
          <table:table-cell table:style-name="ce31"/>
          <table:table-cell table:style-name="ce40" table:formula="of:=IF([.$M$1]=2017;[.M17];IF([.$M$1]=2018;[.$N17];IF([.$M$1]=2019;[.$O17];[.$P17])))" office:value-type="float" office:value="7.8" calcext:value-type="float">
            <text:p>7,80</text:p>
          </table:table-cell>
          <table:table-cell table:style-name="ce42" table:formula="of:=([.D$1]*[.D17]+[.E$1]*[.E17]+[.F$1]*[.F17]+[.G$1]*[.G17]+[.H$1]*[.H17]+[.I$1]*[.I17]+[.J$1]*[.J17])/[.K17]" office:value-type="float" office:value="0" calcext:value-type="float">
            <text:p>0</text:p>
          </table:table-cell>
          <table:table-cell table:style-name="ce43" table:formula="of:=IF([.S17]&gt;=[.R17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IM TÉLÉCOM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ISC PARIS GE</text:p>
          </table:table-cell>
          <table:table-cell table:style-name="ce14"/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28" table:formula="of:=SUM([.D18:.J18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6.1" calcext:value-type="float">
            <text:p>6,10</text:p>
          </table:table-cell>
          <table:table-cell table:style-name="ce33" office:value-type="float" office:value="6.02" calcext:value-type="float">
            <text:p>6,02</text:p>
          </table:table-cell>
          <table:table-cell table:style-name="ce33" office:value-type="float" office:value="5" calcext:value-type="float">
            <text:p>5,00</text:p>
          </table:table-cell>
          <table:table-cell table:style-name="ce37" table:formula="of:=AVERAGE([.M18:.O18])" office:value-type="float" office:value="5.70666666666667" calcext:value-type="float">
            <text:p>5,71</text:p>
          </table:table-cell>
          <table:table-cell table:style-name="ce31"/>
          <table:table-cell table:style-name="ce40" table:formula="of:=IF([.$M$1]=2017;[.M18];IF([.$M$1]=2018;[.$N18];IF([.$M$1]=2019;[.$O18];[.$P18])))" office:value-type="float" office:value="5.70666666666667" calcext:value-type="float">
            <text:p>5,71</text:p>
          </table:table-cell>
          <table:table-cell table:style-name="ce42" table:formula="of:=([.D$1]*[.D18]+[.E$1]*[.E18]+[.F$1]*[.F18]+[.G$1]*[.G18]+[.H$1]*[.H18]+[.I$1]*[.I18]+[.J$1]*[.J18])/[.K18]" office:value-type="float" office:value="0" calcext:value-type="float">
            <text:p>0</text:p>
          </table:table-cell>
          <table:table-cell table:style-name="ce43" table:formula="of:=IF([.S18]&gt;=[.R18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ISC PARIS GE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MONTPELLIER BS</text:p>
          </table:table-cell>
          <table:table-cell table:style-name="ce14"/>
          <table:table-cell table:number-columns-repeated="2" table:style-name="ce18" office:value-type="float" office:value="6" calcext:value-type="float">
            <text:p>6</text:p>
          </table:table-cell>
          <table:table-cell table:number-columns-repeated="2" table:style-name="ce18" office:value-type="float" office:value="5" calcext:value-type="float">
            <text:p>5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19:.J19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8.65" calcext:value-type="float">
            <text:p>8,65</text:p>
          </table:table-cell>
          <table:table-cell table:style-name="ce33" office:value-type="float" office:value="8.6" calcext:value-type="float">
            <text:p>8,60</text:p>
          </table:table-cell>
          <table:table-cell table:style-name="ce33" office:value-type="float" office:value="8.4" calcext:value-type="float">
            <text:p>8,40</text:p>
          </table:table-cell>
          <table:table-cell table:style-name="ce37" table:formula="of:=AVERAGE([.M19:.O19])" office:value-type="float" office:value="8.55" calcext:value-type="float">
            <text:p>8,55</text:p>
          </table:table-cell>
          <table:table-cell table:style-name="ce31"/>
          <table:table-cell table:style-name="ce40" table:formula="of:=IF([.$M$1]=2017;[.M19];IF([.$M$1]=2018;[.$N19];IF([.$M$1]=2019;[.$O19];[.$P19])))" office:value-type="float" office:value="8.55" calcext:value-type="float">
            <text:p>8,55</text:p>
          </table:table-cell>
          <table:table-cell table:style-name="ce42" table:formula="of:=([.D$1]*[.D19]+[.E$1]*[.E19]+[.F$1]*[.F19]+[.G$1]*[.G19]+[.H$1]*[.H19]+[.I$1]*[.I19]+[.J$1]*[.J19])/[.K19]" office:value-type="float" office:value="0" calcext:value-type="float">
            <text:p>0</text:p>
          </table:table-cell>
          <table:table-cell table:style-name="ce43" table:formula="of:=IF([.S19]&gt;=[.R19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MONTPELLIER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SOUTH CHAMPAGNE BS</text:p>
          </table:table-cell>
          <table:table-cell table:style-name="ce14"/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20:.J20])" office:value-type="float" office:value="30" calcext:value-type="float">
            <text:p>30</text:p>
          </table:table-cell>
          <table:table-cell table:style-name="ce31"/>
          <table:table-cell table:number-columns-repeated="2" table:style-name="ce33" office:value-type="float" office:value="6" calcext:value-type="float">
            <text:p>6,00</text:p>
          </table:table-cell>
          <table:table-cell table:style-name="ce33" office:value-type="float" office:value="5.72" calcext:value-type="float">
            <text:p>5,72</text:p>
          </table:table-cell>
          <table:table-cell table:style-name="ce37" table:formula="of:=AVERAGE([.M20:.O20])" office:value-type="float" office:value="5.90666666666667" calcext:value-type="float">
            <text:p>5,91</text:p>
          </table:table-cell>
          <table:table-cell table:style-name="ce31"/>
          <table:table-cell table:style-name="ce40" table:formula="of:=IF([.$M$1]=2017;[.M20];IF([.$M$1]=2018;[.$N20];IF([.$M$1]=2019;[.$O20];[.$P20])))" office:value-type="float" office:value="5.90666666666667" calcext:value-type="float">
            <text:p>5,91</text:p>
          </table:table-cell>
          <table:table-cell table:style-name="ce42" table:formula="of:=([.D$1]*[.D20]+[.E$1]*[.E20]+[.F$1]*[.F20]+[.G$1]*[.G20]+[.H$1]*[.H20]+[.I$1]*[.I20]+[.J$1]*[.J20])/[.K20]" office:value-type="float" office:value="0" calcext:value-type="float">
            <text:p>0</text:p>
          </table:table-cell>
          <table:table-cell table:style-name="ce43" table:formula="of:=IF([.S20]&gt;=[.R20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SOUTH CHAMPAGNE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SKEMA BS</text:p>
          </table:table-cell>
          <table:table-cell table:style-name="ce14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2" table:style-name="ce18" office:value-type="float" office:value="2" calcext:value-type="float">
            <text:p>2</text:p>
          </table:table-cell>
          <table:table-cell table:style-name="ce28" table:formula="of:=SUM([.D21:.J21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9.2" calcext:value-type="float">
            <text:p>9,20</text:p>
          </table:table-cell>
          <table:table-cell table:style-name="ce33" office:value-type="float" office:value="9.4" calcext:value-type="float">
            <text:p>9,40</text:p>
          </table:table-cell>
          <table:table-cell table:style-name="ce33" office:value-type="float" office:value="9.6" calcext:value-type="float">
            <text:p>9,60</text:p>
          </table:table-cell>
          <table:table-cell table:style-name="ce37" table:formula="of:=AVERAGE([.M21:.O21])" office:value-type="float" office:value="9.4" calcext:value-type="float">
            <text:p>9,40</text:p>
          </table:table-cell>
          <table:table-cell table:style-name="ce31"/>
          <table:table-cell table:style-name="ce40" table:formula="of:=IF([.$M$1]=2017;[.M21];IF([.$M$1]=2018;[.$N21];IF([.$M$1]=2019;[.$O21];[.$P21])))" office:value-type="float" office:value="9.4" calcext:value-type="float">
            <text:p>9,40</text:p>
          </table:table-cell>
          <table:table-cell table:style-name="ce42" table:formula="of:=([.D$1]*[.D21]+[.E$1]*[.E21]+[.F$1]*[.F21]+[.G$1]*[.G21]+[.H$1]*[.H21]+[.I$1]*[.I21]+[.J$1]*[.J21])/[.K21]" office:value-type="float" office:value="0" calcext:value-type="float">
            <text:p>0</text:p>
          </table:table-cell>
          <table:table-cell table:style-name="ce43" table:formula="of:=IF([.S21]&gt;=[.R21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SKEMA BS</text:p>
          </table:table-cell>
          <table:covered-table-cell table:style-name="ce4"/>
          <table:table-cell table:number-columns-repeated="1001"/>
        </table:table-row>
        <table:table-row table:style-name="ro1">
          <table:covered-table-cell table:style-name="ce4"/>
          <table:table-cell table:style-name="ce9" office:value-type="string" calcext:value-type="string">
            <text:p>TOULOUSE BS</text:p>
          </table:table-cell>
          <table:table-cell table:style-name="ce14"/>
          <table:table-cell table:number-columns-repeated="2" table:style-name="ce18" office:value-type="float" office:value="2" calcext:value-type="float">
            <text:p>2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8" table:formula="of:=SUM([.D22:.J22])" office:value-type="float" office:value="30" calcext:value-type="float">
            <text:p>30</text:p>
          </table:table-cell>
          <table:table-cell table:style-name="ce31"/>
          <table:table-cell table:style-name="ce33" office:value-type="float" office:value="10.7" calcext:value-type="float">
            <text:p>10,70</text:p>
          </table:table-cell>
          <table:table-cell table:style-name="ce33" office:value-type="float" office:value="10.65" calcext:value-type="float">
            <text:p>10,65</text:p>
          </table:table-cell>
          <table:table-cell table:style-name="ce33" office:value-type="float" office:value="9.22" calcext:value-type="float">
            <text:p>9,22</text:p>
          </table:table-cell>
          <table:table-cell table:style-name="ce37" table:formula="of:=AVERAGE([.M22:.O22])" office:value-type="float" office:value="10.19" calcext:value-type="float">
            <text:p>10,19</text:p>
          </table:table-cell>
          <table:table-cell table:style-name="ce31"/>
          <table:table-cell table:style-name="ce40" table:formula="of:=IF([.$M$1]=2017;[.M22];IF([.$M$1]=2018;[.$N22];IF([.$M$1]=2019;[.$O22];[.$P22])))" office:value-type="float" office:value="10.19" calcext:value-type="float">
            <text:p>10,19</text:p>
          </table:table-cell>
          <table:table-cell table:style-name="ce42" table:formula="of:=([.D$1]*[.D22]+[.E$1]*[.E22]+[.F$1]*[.F22]+[.G$1]*[.G22]+[.H$1]*[.H22]+[.I$1]*[.I22]+[.J$1]*[.J22])/[.K22]" office:value-type="float" office:value="0" calcext:value-type="float">
            <text:p>0</text:p>
          </table:table-cell>
          <table:table-cell table:style-name="ce43" table:formula="of:=IF([.S22]&gt;=[.R22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6" office:value-type="string" calcext:value-type="string">
            <text:p>TOULOUSE BS</text:p>
          </table:table-cell>
          <table:covered-table-cell table:style-name="ce4"/>
          <table:table-cell table:number-columns-repeated="1001"/>
        </table:table-row>
        <table:table-row table:style-name="ro1">
          <table:table-cell table:style-name="ce5" office:value-type="string" calcext:value-type="string" table:number-columns-spanned="1" table:number-rows-spanned="4">
            <text:p>ECRICOME</text:p>
          </table:table-cell>
          <table:table-cell table:style-name="ce10" office:value-type="string" calcext:value-type="string">
            <text:p>EM STRASBOURG</text:p>
          </table:table-cell>
          <table:table-cell table:style-name="ce14"/>
          <table:table-cell table:style-name="ce19" office:value-type="float" office:value="4" calcext:value-type="float">
            <text:p>4</text:p>
          </table:table-cell>
          <table:table-cell table:style-name="ce23" table:number-columns-spanned="1" table:number-rows-spanned="4"/>
          <table:table-cell table:style-name="ce19" office:value-type="float" office:value="6" calcext:value-type="float">
            <text:p>6</text:p>
          </table:table-cell>
          <table:table-cell table:number-columns-repeated="2" table:style-name="ce19" office:value-type="float" office:value="5" calcext:value-type="float">
            <text:p>5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" calcext:value-type="float">
            <text:p>2</text:p>
          </table:table-cell>
          <table:table-cell table:style-name="ce29" table:formula="of:=SUM([.D23:.J23])" office:value-type="float" office:value="25" calcext:value-type="float">
            <text:p>25</text:p>
          </table:table-cell>
          <table:table-cell table:style-name="ce31"/>
          <table:table-cell table:style-name="ce34" office:value-type="float" office:value="8.095" calcext:value-type="float">
            <text:p>8,10</text:p>
          </table:table-cell>
          <table:table-cell table:number-columns-repeated="2" table:style-name="ce34" office:value-type="float" office:value="8" calcext:value-type="float">
            <text:p>8,00</text:p>
          </table:table-cell>
          <table:table-cell table:style-name="ce38" table:formula="of:=AVERAGE([.M23:.O23])" office:value-type="float" office:value="8.03166666666667" calcext:value-type="float">
            <text:p>8,03</text:p>
          </table:table-cell>
          <table:table-cell table:style-name="ce31"/>
          <table:table-cell table:style-name="ce40" table:formula="of:=IF([.$M$1]=2017;[.M23];IF([.$M$1]=2018;[.$N23];IF([.$M$1]=2019;[.$O23];[.$P23])))" office:value-type="float" office:value="8.03166666666667" calcext:value-type="float">
            <text:p>8,03</text:p>
          </table:table-cell>
          <table:table-cell table:style-name="ce42" table:formula="of:=([.D$1]*[.D23]+[.E$1]*[.E23]+[.F$1]*[.F23]+[.G$1]*[.G23]+[.H$1]*[.H23]+[.I$1]*[.I23]+[.J$1]*[.J23])/[.K23]" office:value-type="float" office:value="0" calcext:value-type="float">
            <text:p>0</text:p>
          </table:table-cell>
          <table:table-cell table:style-name="ce43" table:formula="of:=IF([.S23]&gt;=[.R23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7" office:value-type="string" calcext:value-type="string">
            <text:p>EM STRASBOURG</text:p>
          </table:table-cell>
          <table:table-cell table:style-name="ce5" office:value-type="string" calcext:value-type="string" table:number-columns-spanned="1" table:number-rows-spanned="4">
            <text:p>ECRICOME</text:p>
          </table:table-cell>
          <table:table-cell table:number-columns-repeated="1001"/>
        </table:table-row>
        <table:table-row table:style-name="ro1">
          <table:covered-table-cell table:style-name="ce6"/>
          <table:table-cell table:style-name="ce10" office:value-type="string" calcext:value-type="string">
            <text:p>KEDGE BS</text:p>
          </table:table-cell>
          <table:table-cell table:style-name="ce14"/>
          <table:table-cell table:style-name="ce20" office:value-type="float" office:value="3" calcext:value-type="float">
            <text:p>3</text:p>
          </table:table-cell>
          <table:covered-table-cell table:style-name="ce24"/>
          <table:table-cell table:number-columns-repeated="3" table:style-name="ce20" office:value-type="float" office:value="6" calcext:value-type="float">
            <text:p>6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9" table:formula="of:=SUM([.D24:.J24])" office:value-type="float" office:value="25" calcext:value-type="float">
            <text:p>25</text:p>
          </table:table-cell>
          <table:table-cell table:style-name="ce31"/>
          <table:table-cell table:style-name="ce35" office:value-type="float" office:value="9.5" calcext:value-type="float">
            <text:p>9,50</text:p>
          </table:table-cell>
          <table:table-cell table:style-name="ce35" office:value-type="float" office:value="9.51" calcext:value-type="float">
            <text:p>9,51</text:p>
          </table:table-cell>
          <table:table-cell table:style-name="ce35" office:value-type="float" office:value="9.38" calcext:value-type="float">
            <text:p>9,38</text:p>
          </table:table-cell>
          <table:table-cell table:style-name="ce38" table:formula="of:=AVERAGE([.M24:.O24])" office:value-type="float" office:value="9.46333333333333" calcext:value-type="float">
            <text:p>9,46</text:p>
          </table:table-cell>
          <table:table-cell table:style-name="ce31"/>
          <table:table-cell table:style-name="ce40" table:formula="of:=IF([.$M$1]=2017;[.M24];IF([.$M$1]=2018;[.$N24];IF([.$M$1]=2019;[.$O24];[.$P24])))" office:value-type="float" office:value="9.46333333333333" calcext:value-type="float">
            <text:p>9,46</text:p>
          </table:table-cell>
          <table:table-cell table:style-name="ce42" table:formula="of:=([.D$1]*[.D24]+[.E$1]*[.E24]+[.F$1]*[.F24]+[.G$1]*[.G24]+[.H$1]*[.H24]+[.I$1]*[.I24]+[.J$1]*[.J24])/[.K24]" office:value-type="float" office:value="0" calcext:value-type="float">
            <text:p>0</text:p>
          </table:table-cell>
          <table:table-cell table:style-name="ce43" table:formula="of:=IF([.S24]&gt;=[.R24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7" office:value-type="string" calcext:value-type="string">
            <text:p>KEDGE BS</text:p>
          </table:table-cell>
          <table:covered-table-cell table:style-name="ce6"/>
          <table:table-cell table:number-columns-repeated="1001"/>
        </table:table-row>
        <table:table-row table:style-name="ro1">
          <table:covered-table-cell table:style-name="ce6"/>
          <table:table-cell table:style-name="ce10" office:value-type="string" calcext:value-type="string">
            <text:p>NEOMA BS</text:p>
          </table:table-cell>
          <table:table-cell table:style-name="ce14"/>
          <table:table-cell table:style-name="ce20" office:value-type="float" office:value="4" calcext:value-type="float">
            <text:p>4</text:p>
          </table:table-cell>
          <table:covered-table-cell table:style-name="ce24"/>
          <table:table-cell table:number-columns-repeated="2" table:style-name="ce20" office:value-type="float" office:value="6" calcext:value-type="float">
            <text:p>6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9" table:formula="of:=SUM([.D25:.J25])" office:value-type="float" office:value="25" calcext:value-type="float">
            <text:p>25</text:p>
          </table:table-cell>
          <table:table-cell table:style-name="ce31"/>
          <table:table-cell table:style-name="ce34" office:value-type="float" office:value="10.2" calcext:value-type="float">
            <text:p>10,20</text:p>
          </table:table-cell>
          <table:table-cell table:style-name="ce34" office:value-type="float" office:value="10.35" calcext:value-type="float">
            <text:p>10,35</text:p>
          </table:table-cell>
          <table:table-cell table:style-name="ce34" office:value-type="float" office:value="10.36" calcext:value-type="float">
            <text:p>10,36</text:p>
          </table:table-cell>
          <table:table-cell table:style-name="ce38" table:formula="of:=AVERAGE([.M25:.O25])" office:value-type="float" office:value="10.3033333333333" calcext:value-type="float">
            <text:p>10,30</text:p>
          </table:table-cell>
          <table:table-cell table:style-name="ce31"/>
          <table:table-cell table:style-name="ce40" table:formula="of:=IF([.$M$1]=2017;[.M25];IF([.$M$1]=2018;[.$N25];IF([.$M$1]=2019;[.$O25];[.$P25])))" office:value-type="float" office:value="10.3033333333333" calcext:value-type="float">
            <text:p>10,30</text:p>
          </table:table-cell>
          <table:table-cell table:style-name="ce42" table:formula="of:=([.D$1]*[.D25]+[.E$1]*[.E25]+[.F$1]*[.F25]+[.G$1]*[.G25]+[.H$1]*[.H25]+[.I$1]*[.I25]+[.J$1]*[.J25])/[.K25]" office:value-type="float" office:value="0" calcext:value-type="float">
            <text:p>0</text:p>
          </table:table-cell>
          <table:table-cell table:style-name="ce43" table:formula="of:=IF([.S25]&gt;=[.R25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4"/>
          <table:table-cell table:style-name="ce47" office:value-type="string" calcext:value-type="string">
            <text:p>NEOMA BS</text:p>
          </table:table-cell>
          <table:covered-table-cell table:style-name="ce6"/>
          <table:table-cell table:number-columns-repeated="1001"/>
        </table:table-row>
        <table:table-row table:style-name="ro1">
          <table:covered-table-cell table:style-name="ce6"/>
          <table:table-cell table:style-name="ce11" office:value-type="string" calcext:value-type="string">
            <text:p>RENNES SB</text:p>
          </table:table-cell>
          <table:table-cell table:style-name="ce15"/>
          <table:table-cell table:style-name="ce21" office:value-type="float" office:value="3" calcext:value-type="float">
            <text:p>3</text:p>
          </table:table-cell>
          <table:covered-table-cell table:style-name="ce25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9" table:formula="of:=SUM([.D26:.J26])" office:value-type="float" office:value="25" calcext:value-type="float">
            <text:p>25</text:p>
          </table:table-cell>
          <table:table-cell table:style-name="ce31"/>
          <table:table-cell table:style-name="ce34" office:value-type="float" office:value="8.2" calcext:value-type="float">
            <text:p>8,20</text:p>
          </table:table-cell>
          <table:table-cell table:style-name="ce34" office:value-type="float" office:value="8.4" calcext:value-type="float">
            <text:p>8,40</text:p>
          </table:table-cell>
          <table:table-cell table:style-name="ce34" office:value-type="float" office:value="8.1" calcext:value-type="float">
            <text:p>8,10</text:p>
          </table:table-cell>
          <table:table-cell table:style-name="ce38" table:formula="of:=AVERAGE([.M26:.O26])" office:value-type="float" office:value="8.23333333333333" calcext:value-type="float">
            <text:p>8,23</text:p>
          </table:table-cell>
          <table:table-cell table:style-name="ce31"/>
          <table:table-cell table:style-name="ce40" table:formula="of:=IF([.$M$1]=2017;[.M26];IF([.$M$1]=2018;[.$N26];IF([.$M$1]=2019;[.$O26];[.$P26])))" office:value-type="float" office:value="8.23333333333333" calcext:value-type="float">
            <text:p>8,23</text:p>
          </table:table-cell>
          <table:table-cell table:style-name="ce42" table:formula="of:=([.D$1]*[.D26]+[.E$1]*[.E26]+[.F$1]*[.F26]+[.G$1]*[.G26]+[.H$1]*[.H26]+[.I$1]*[.I26]+[.J$1]*[.J26])/[.K26]" office:value-type="float" office:value="0" calcext:value-type="float">
            <text:p>0</text:p>
          </table:table-cell>
          <table:table-cell table:style-name="ce43" table:formula="of:=IF([.S26]&gt;=[.R26];&quot;:-) ADMISSIBLE :-)&quot;;&quot;:-( RECALÉ :-(&quot;)" office:value-type="string" office:string-value=":-( RECALÉ :-(" calcext:value-type="string">
            <text:p>:-( RECALÉ :-(</text:p>
          </table:table-cell>
          <table:table-cell table:style-name="ce15"/>
          <table:table-cell table:style-name="ce48" office:value-type="string" calcext:value-type="string">
            <text:p>RENNES SB</text:p>
          </table:table-cell>
          <table:covered-table-cell table:style-name="ce6"/>
          <table:table-cell table:number-columns-repeated="1001"/>
        </table:table-row>
        <table:table-row table:style-name="ro1">
          <table:table-cell table:style-name="ce7" office:value-type="string" calcext:value-type="string" table:number-columns-spanned="2" table:number-rows-spanned="1">
            <text:p>© Alex Gélin</text:p>
          </table:table-cell>
          <table:covered-table-cell table:style-name="ce12"/>
          <table:table-cell table:style-name="ce12"/>
          <table:table-cell table:style-name="ce22" office:value-type="string" calcext:value-type="string" table:number-columns-spanned="8" table:number-rows-spanned="1">
            <text:p>COEFFICIENTS</text:p>
          </table:table-cell>
          <table:covered-table-cell table:number-columns-repeated="7" table:style-name="ce26"/>
          <table:table-cell table:style-name="ce12"/>
          <table:table-cell table:style-name="ce22" office:value-type="string" calcext:value-type="string" table:number-columns-spanned="4" table:number-rows-spanned="1">
            <text:p>BARRES</text:p>
          </table:table-cell>
          <table:covered-table-cell table:number-columns-repeated="3" table:style-name="ce26"/>
          <table:table-cell table:style-name="ce12"/>
          <table:table-cell table:style-name="ce41" office:value-type="string" calcext:value-type="string" table:number-columns-spanned="3" table:number-rows-spanned="1">
            <text:p>ADMISSIBILITÉ</text:p>
          </table:table-cell>
          <table:covered-table-cell table:number-columns-repeated="2" table:style-name="ce12"/>
          <table:table-cell table:style-name="ce12"/>
          <table:table-cell table:style-name="ce49"/>
          <table:table-cell table:style-name="ce51"/>
          <table:table-cell table:style-name="ce12" table:number-columns-repeated="999"/>
          <table:table-cell table:style-name="ce56" table:number-columns-repeated="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Barres-Coeffs'.T3:'Barres-Coeffs'.T26">
            <calcext:condition calcext:apply-style-name="ADMIS" calcext:value="contains-text(&quot;:-)&quot;)" calcext:base-cell-address="'Barres-Coeffs'.T3"/>
          </calcext:conditional-format>
          <calcext:conditional-format calcext:target-range-address="'Barres-Coeffs'.S3:'Barres-Coeffs'.S26">
            <calcext:condition calcext:apply-style-name="ADMIS" calcext:value="&gt;=[.R3]" calcext:base-cell-address="'Barres-Coeffs'.S3"/>
          </calcext:conditional-format>
          <calcext:conditional-format calcext:target-range-address="'Barres-Coeffs'.R3:'Barres-Coeffs'.R26">
            <calcext:condition calcext:apply-style-name="ADMIS" calcext:value="&lt;=[.S3]" calcext:base-cell-address="'Barres-Coeffs'.R3"/>
          </calcext:conditional-format>
        </calcext:conditional-formats>
      </table:table>
      <table:named-expressions/>
      <table:database-ranges>
        <table:database-range table:name="__Anonymous_Sheet_DB__0" table:target-range-address="'Barres-Coeffs'.B3:'Barres-Coeffs'.P2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topia2" svg:font-family="Utopia" style:font-adornments="Regular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Utopia" svg:font-family="Utopia" style:font-family-generic="roman" style:font-pitch="variable"/>
    <style:font-face style:name="Utopia1" svg:font-family="Utopia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percentage-style style:name="N112">
      <number:number number:decimal-places="2" loext:min-decimal-places="2" number:min-integer-digits="1"/>
      <number:text>%</number:text>
    </number:percentage-style>
    <number:number-style style:name="N113">
      <number:number number:decimal-places="4" loext:min-decimal-places="4" number:min-integer-digits="1"/>
    </number:number-style>
    <number:number-style style:name="N114">
      <number:number number:decimal-places="5" loext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1" loext:min-decimal-places="1" number:min-integer-digits="2"/>
    </number:number-style>
    <number:number-style style:name="N120">
      <number:number number:decimal-places="2" loext:min-decimal-places="2" number:min-integer-digits="2"/>
    </number:number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loext:min-decimal-places="0" number:min-integer-digits="1" number:grouping="true"/>
      <number:text> €</number:text>
    </number:number-style>
    <number:number-style style:name="N13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loext:min-decimal-places="2" number:min-integer-digits="1" number:grouping="true"/>
      <number:text> €</number:text>
    </number:number-style>
    <number:number-style style:name="N13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loext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0P2" style:volatile="true">
      <loext:text> </loext:text>
      <loext:fill-character> </loext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3P0"/>
    </number:number-style>
    <number:number-style style:name="N1012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6P0"/>
    </number:number-style>
    <number:number-style style:name="N1013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30P2" style:volatile="true" number:language="fr" number:country="FR">
      <loext:text> </loext:text>
      <loext:fill-character> </loext:fill-character>
      <number:text>-    </number:text>
    </number:number-style>
    <number:text-style style:name="N10130" number:language="fr" number:country="F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4P2" style:volatile="true" number:language="fr" number:country="FR">
      <loext:text> </loext:text>
      <loext:fill-character> </loext:fill-character>
      <number:text>- €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fr" number:country="FR">
      <number:month number:style="long" number:textual="true"/>
      <number:text>-</number:text>
      <number:year/>
    </number:date-style>
    <number:text-style style:name="N10144" number:language="fr" number:country="FR">
      <number:text-content/>
      <style:map style:condition="value()&lt;=1.79769313486232E+308" style:apply-style-name="N10144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OK_5f_BCE" style:display-name="OK_BCE" style:family="table-cell" style:parent-style-name="Default">
      <style:table-cell-properties fo:background-color="#99ffff" style:text-align-source="fix" style:repeat-content="false" fo:border="0.06pt solid #000000" loext:vertical-justify="auto"/>
      <style:paragraph-properties fo:text-align="center" css3t:text-justify="auto" fo:margin-left="0mm"/>
      <style:text-properties style:use-window-font-color="true" style:font-name="Utopia" fo:font-family="Utopia" style:font-family-generic="roman" style:font-pitch="variable" fo:font-size="9pt" fo:font-style="normal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OK_5f_ECRICOME" style:display-name="OK_ECRICOME" style:family="table-cell" style:parent-style-name="Default">
      <style:table-cell-properties fo:background-color="#cc99ff"/>
      <style:text-properties style:font-name="Utopia1" fo:font-family="Utopia" style:font-style-name="Regular" style:font-family-generic="roman" style:font-pitch="variable" fo:font-size="9pt" fo:font-weight="bold"/>
    </style:style>
    <style:style style:name="ADMIS" style:family="table-cell" style:parent-style-name="Default" style:data-style-name="N2">
      <style:table-cell-properties fo:background-color="#ff6600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Utopia" fo:font-family="Utopia" style:font-family-generic="roman" style:font-pitch="variable" fo:font-size="8pt" fo:font-style="normal" fo:text-shadow="none" style:text-underline-style="none" fo:font-weight="bold" style:font-size-asian="12pt" style:font-style-asian="normal" style:font-weight-asian="normal" style:font-name-complex="Times New Roman" style:font-family-complex="'Times New Roman'" style:font-family-generic-complex="roman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6">00/00/0000</text:date>, <text:time style:data-style-name="N2" text:time-value="12:19:06.905586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1T14:32:25.793437161</meta:creation-date>
    <dc:date>2021-04-16T12:25:43.044094656</dc:date>
    <meta:editing-duration>PT7H10M1S</meta:editing-duration>
    <meta:editing-cycles>41</meta:editing-cycles>
    <meta:generator>LibreOffice/5.2.7.2$Linux_X86_64 LibreOffice_project/20m0$Build-2</meta:generator>
    <meta:document-statistic meta:table-count="1" meta:cell-count="428" meta:object-count="0"/>
  </office:meta>
</office:document-meta>
</file>